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list-style-name="WWNum2"/>
    <style:style style:name="P2" style:family="paragraph" style:parent-style-name="Exalted">
      <style:paragraph-properties fo:text-align="center" style:justify-single-word="false"/>
    </style:style>
    <style:style style:name="P3" style:family="paragraph" style:parent-style-name="Exalted">
      <style:paragraph-properties fo:text-align="start" style:justify-single-word="false"/>
    </style:style>
    <style:style style:name="P4" style:family="paragraph" style:parent-style-name="Exalted">
      <style:paragraph-properties fo:margin-top="0in" fo:margin-bottom="0.1in" style:contextual-spacing="false" fo:line-height="100%" fo:text-align="start" style:justify-single-word="false" fo:orphans="2" fo:widows="2" style:writing-mode="lr-tb"/>
    </style:style>
    <style:style style:name="P5" style:family="paragraph" style:parent-style-name="Exalted">
      <style:paragraph-properties fo:margin-top="0in" fo:margin-bottom="0.1in" style:contextual-spacing="false" fo:text-align="end" style:justify-single-word="false"/>
    </style:style>
    <style:style style:name="P6" style:family="paragraph" style:parent-style-name="Exalted" style:list-style-name="WWNum2">
      <style:paragraph-properties fo:margin-top="0in" fo:margin-bottom="0in" style:contextual-spacing="false"/>
    </style:style>
    <style:style style:name="P7" style:family="paragraph" style:parent-style-name="Exalted">
      <style:paragraph-properties fo:margin-top="0in" fo:margin-bottom="0in" style:contextual-spacing="false" fo:line-height="100%" fo:orphans="0" fo:widows="0"/>
    </style:style>
    <style:style style:name="P8" style:family="paragraph" style:parent-style-name="Exalted" style:list-style-name="WWNum3">
      <style:paragraph-properties fo:margin-top="0in" fo:margin-bottom="0in" style:contextual-spacing="false" fo:line-height="100%" fo:orphans="0" fo:widows="0"/>
    </style:style>
    <style:style style:name="P9" style:family="paragraph" style:parent-style-name="Exalted" style:list-style-name="WWNum1">
      <style:paragraph-properties fo:margin-top="0in" fo:margin-bottom="0in" style:contextual-spacing="false" fo:line-height="100%" fo:orphans="0" fo:widows="0"/>
    </style:style>
    <style:style style:name="P10" style:family="paragraph" style:parent-style-name="Exalted" style:list-style-name="WWNum2">
      <style:paragraph-properties fo:margin-top="0in" fo:margin-bottom="0in" style:contextual-spacing="false" fo:line-height="100%"/>
    </style:style>
    <style:style style:name="P11" style:family="paragraph" style:parent-style-name="Exalted">
      <style:paragraph-properties fo:margin-top="0in" fo:margin-bottom="0.139in" style:contextual-spacing="false" fo:line-height="100%" fo:text-align="start" style:justify-single-word="false" fo:orphans="0" fo:widows="0"/>
    </style:style>
    <style:style style:name="P12"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3" style:family="paragraph" style:parent-style-name="Exalted">
      <style:paragraph-properties fo:margin-left="0.25in" fo:margin-right="0in" fo:text-indent="0in" style:auto-text-indent="false"/>
    </style:style>
    <style:style style:name="P1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15" style:family="paragraph" style:parent-style-name="Heading_20_1" style:master-page-name="Standard">
      <style:paragraph-properties fo:text-align="center" style:justify-single-word="false" style:page-number="auto"/>
    </style:style>
    <style:style style:name="P16" style:family="paragraph" style:parent-style-name="Heading_20_4">
      <style:paragraph-properties fo:text-align="start" style:justify-single-word="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1155cc" loext:opacity="100%" style:text-underline-style="solid" style:text-underline-width="auto" style:text-underline-color="font-color" fo:font-weight="bold" style:font-weight-asian="bold"/>
    </style:style>
    <style:style style:name="T4" style:family="text">
      <style:text-properties fo:color="#980000" loext:opacity="100%" style:font-name="Modern Antiqua" fo:font-weight="bold" style:font-name-asian="Modern Antiqua1" style:font-weight-asian="bold" style:font-name-complex="Modern Antiqua1"/>
    </style:style>
    <style:style style:name="T5"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1">Combat</text:span></text:h>
      <text:p text:style-name="Exalted"/>
      <text:p text:style-name="Exalted"/>
      <text:section text:style-name="Sect1" text:name="TextSection">
        <text:p text:style-name="Exalted">[[Nice Header about combat being inevitable in the life of an Exalt.]]</text:p>
        <text:h text:style-name="Heading_20_2" text:outline-level="2">Endurance</text:h>
        <text:p text:style-name="Exalted">Endurance is a value measuring how much fight a character has left in them. Once a character’s Endurance Pool has been exhausted, either through pain, disheartenment, or whatever means are employed, the character is considered out of the battle.</text:p>
        <text:h text:style-name="Heading_20_3" text:outline-level="3">Defeat</text:h>
        <text:p text:style-name="Exalted">Characters who are knocked out of battle are typically not dead--they are simply at the mercy of the opposing characters.</text:p>
        <text:p text:style-name="Exalted">Non-recurring antagonistic characters' fates should be left to the players. Depending on the narrative type of damage (slashing, stabbing, etc.) these minor characters may perish without aid.</text:p>
        <text:h text:style-name="Heading_20_4" text:outline-level="4">Player Character Defeat</text:h>
        <text:p text:style-name="Exalted">For defeated Player Characters, this often will mean that their antagonist will successfully accomplish their plans, gloat about it, and then introduce a <text:span text:style-name="T2">Major Complication</text:span> into the player’s lives.</text:p>
        <text:h text:style-name="Heading_20_4" text:outline-level="4">Recurring Antagonist Defeat</text:h>
        <text:p text:style-name="Exalted">If they are intended to be a recurring antagonist, they should always manage to get away, though suffering a major blow to their own plans--they will often be forced to retreat and lick their wounds. </text:p>
        <text:p text:style-name="Exalted">If you force a retreat on these Antagonists, you must bribe your players each with a <text:a xlink:type="simple" xlink:href="#_qlg0g56pfcyu" text:style-name="Default_20_Style" text:visited-style-name="Default_20_Style"><text:span text:style-name="T3">Strife Point</text:span></text:a> as compensation.</text:p>
        <text:p text:style-name="Exalted">Remember, though, that recurring antagonists can only be used so many times--eventually you will have to move to the Final Confrontation, where the fate of these antagonists should be placed into the Players’ hands.</text:p>
        <text:h text:style-name="Heading_20_4" text:outline-level="4">Death and Dying</text:h>
        <text:p text:style-name="Exalted">The death of any central characters to the story should be pivotal and moving to the story. Player Characters will only die on defeat if it is something the Player wishes for their character.</text:p>
        <text:p text:style-name="Exalted">A dramatic moment of death is a perfect send-off and ending for one of the members of the Exalted.</text:p>
        <text:p text:style-name="Exalted">Likewise, central Non-Player Character deaths should be determined by the Storyteller, although they must bribe all the Players with a <text:span text:style-name="T2">Strife Point</text:span> to avoid such a fate--something that the Players are allowed to reject should they so choose.</text:p>
        <text:h text:style-name="Heading_20_2" text:outline-level="2">Impulse</text:h>
        <text:p text:style-name="Exalted">Impulse is a representation of a character’s general tactical advantage, which they may use at any moment to press attacks, or perform more complex martial Arts Techniques and Charms.</text:p>
        <text:p text:style-name="Exalted">A character cannot have more than <text:span text:style-name="T2">15 Impulse</text:span> at a time.</text:p>
        <text:p text:style-name="Exalted">Impulse can be gathered through two means:</text:p>
        <text:h text:style-name="Heading_20_3" text:outline-level="3">Claim Advantage</text:h>
        <text:p text:style-name="Exalted"><text:span text:style-name="T2">Primary Action</text:span></text:p>
        <text:p text:style-name="Exalted"><text:soft-page-break/>The character actively tries to sway the battlefield in their favor through such acts as feints, insults, or studying the battlefield. <text:s/>The <text:s/>Player takes a standard Action Roll based on their action, and then receives the Number of Successes as Impulse.</text:p>
        <text:p text:style-name="Exalted"><text:span text:style-name="T2">Sample Actions</text:span></text:p>
        <text:list xml:id="list1165327363" text:style-name="WWNum2">
          <text:list-item>
            <text:p text:style-name="P6"><text:span text:style-name="T2">Feinting attack</text:span> (Dex + Melee)</text:p>
          </text:list-item>
          <text:list-item>
            <text:p text:style-name="P6"><text:span text:style-name="T2">Analyze Battlefield </text:span>(Int + Awareness)</text:p>
          </text:list-item>
          <text:list-item>
            <text:p text:style-name="P1"><text:span text:style-name="T2">Intimidate</text:span> (Str + Physique)</text:p>
          </text:list-item>
        </text:list>
        <text:h text:style-name="Heading_20_3" text:outline-level="3">Recover</text:h>
        <text:p text:style-name="Exalted"><text:span text:style-name="T2">Secondary Action<text:line-break/>Gain (Essence) Impulse, or (Essence)x2 Peripheral Motes, or a combination of the two.</text:span></text:p>
        <text:p text:style-name="Exalted">The character catches their breath between moments in combat, stabilizing themselves and quickly scanning the battlefield for an opening. The Player immediately giants (<text:span text:style-name="T2"> Essence</text:span>) Impulse, (Essence) x2 Peripheral Motes, or a divided combination of the two.</text:p>
        <text:h text:style-name="Heading_20_2" text:outline-level="2">Static Defense</text:h>
        <text:p text:style-name="Exalted">Characters use a Static <text:span text:style-name="T2">Defense Value (DV)</text:span> to defend against all attacks made. By default, this is the greater of <text:span text:style-name="T2">Evasion</text:span> or <text:span text:style-name="T2">Soak.</text:span></text:p>
        <text:p text:style-name="Exalted">Defense mitigates attacks, reducing the incoming damage by the characters DV. An attack that reduces the incoming attack damage to Zero (0) is considered a <text:span text:style-name="T2">Miss</text:span>.</text:p>
        <text:h text:style-name="Heading_20_3" text:outline-level="3">Armor</text:h>
        <text:p text:style-name="Exalted">Armor grants a <text:span text:style-name="T2">Soak Bonus</text:span> protection to a character, but at the cost of a <text:span text:style-name="T2">Evasion Penalty</text:span>.</text:p>
        <text:p text:style-name="Exalted">All armor is of three categories: Light, Medium, and Heavy. Martial Arts Styles will often dictate and restrict what level of armor can be worn.</text:p>
        <text:h text:style-name="Heading_20_3" text:outline-level="3">Bypassing Defenses</text:h>
        <text:p text:style-name="Exalted">There are attacks that can bypass certain defenses, which then must rely on other defenses instead of pure DV. The Prime examples of these are <text:span text:style-name="T2">Undodgeable </text:span>and <text:span text:style-name="T2">Unsoakable</text:span> attacks.</text:p>
        <text:p text:style-name="Exalted"><text:span text:style-name="T2">Undodgeable </text:span>attacks bypass Evasion. <text:s/>Examples would be room-filling explosions and damage from gravity.</text:p>
        <text:p text:style-name="Exalted"><text:span text:style-name="T2">Unsoakable</text:span> attacks bypass Soak Examples would be piercing damage, and attacks that manage to get under armor.</text:p>
        <table:table table:name="Table1" table:style-name="Table1">
          <table:table-column table:style-name="Table1.A"/>
          <table:table-row table:style-name="Table1.1">
            <table:table-cell table:style-name="Table1.A1" office:value-type="string">
              <text:p text:style-name="P11"><text:span text:style-name="T4">There’s Always a Defense<text:line-break/></text:span>There is no such thing as a Perfect Attack--there is always some sort of flaw or counter to an attack, even if the damage can’t be mitigated through DV. <text:s/>This must be taken into account when creating your own custom Powers.</text:p>
              <text:p text:style-name="P11">Environmental Damage, such as Fire, is both Undodgeable and Unsoakable when applied. However, it is tied to specific parts of the environment--simply moving outside of the burning building will counter this source of damage.</text:p>
              <text:p text:style-name="P11">Even mighty Sorcerous Spells have a great disadvantage: the slow and obvious buildup to the attack beforehand.</text:p>
            </table:table-cell>
          </table:table-row>
        </table:table>
        <text:h text:style-name="Heading_20_2" text:outline-level="2">Situational Defense</text:h>
        <text:p text:style-name="Exalted">There are two levels of Situational Defenses in Exalted: <text:span text:style-name="T2">Partial </text:span>and <text:span text:style-name="T2">Full</text:span>.</text:p>
        <text:p text:style-name="Exalted"><text:span text:style-name="T2">Partial </text:span>means that the Attacking Player has a -3 Disadvantage--effectively increasing the defending Player’s DV by 3.</text:p>
        <text:p text:style-name="Exalted"><text:span text:style-name="T2">Full</text:span> means that they cannot be attacked by mortal means.</text:p>
        <text:p text:style-name="Exalted">Situational Defenses often can be countered by natural means: characters can move across the battlefield, or scale a wall.</text:p>
        <text:p text:style-name="Exalted"><text:span text:style-name="T2">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Heading_20_3" text:outline-level="3">Cover</text:h>
        <text:p text:style-name="Exalted"><text:soft-page-break/>Characters may use the terrain to gain Situational Defenses, such as by ducking against rubble or hiding behind a wall. <text:s/>Taking Cover is not an assumed action: it is a specific <text:span text:style-name="T2">Secondary Action</text:span> that characters may take.</text:p>
        <text:p text:style-name="Exalted">Cover is considered <text:span text:style-name="T2">Partial</text:span> when at least half a character’s body is blocked by a material that can withstand weapon blows--such as a chest-high wall of broken stone rubble.</text:p>
        <text:p text:style-name="Exalted">Cover is considered <text:span text:style-name="T2">Full</text:span> when the character’s entire body is blocked, such as behind a wall.</text:p>
        <text:p text:style-name="Exalted">Typically, cover works both ways: a character in Full Defense from attacks is also blocked from attacking others for the same reason.</text:p>
        <text:h text:style-name="Heading_20_3" text:outline-level="3">Range</text:h>
        <text:p text:style-name="Exalted">Range is the most prevalent and common source of Situational Defense, so much so that it has special rules.</text:p>
        <text:h text:style-name="Heading_20_4" text:outline-level="4">Range Bands</text:h>
        <text:p text:style-name="Exalted">Characters are constantly in motion during combat, running down alleyways and leaping off tree limbs. <text:s text:c="2"/>Rather than rely on absolute positioning, Exalted works off of <text:span text:style-name="T5">relative</text:span> positioning between characters, divided into specific <text:span text:style-name="T2">Range Bands</text:span>.</text:p>
        <text:p text:style-name="Exalted">Characters are assumed to keep in their same relative Range Band until one side makes a deliberate effort to change it through a <text:span text:style-name="T2">Move Action</text:span>.</text:p>
        <text:p text:style-name="Exalted">Move Actions may also change relative range bands to other characters. If moving towards a character in a group, all characters in that group would be one range band closer. This secondary effect is dependent on the Storyteller’s judgement.</text:p>
        <text:p text:style-name="Exalted">There are Eight Range bands, split along Five Categories: <text:span text:style-name="T2">1x Close, 1x Short, 2x Medium, 3x Long, </text:span>and <text:span text:style-name="T2">1x Far.</text:span></text:p>
        <text:p text:style-name="P13"><text:span text:style-name="T2">Close </text:span></text:p>
        <text:p text:style-name="P13">Within arm’s reach.</text:p>
        <text:p text:style-name="P13"><text:span text:style-name="T2">Short</text:span></text:p>
        <text:p text:style-name="P13">Within a few yards of each other--a distance able to be crossed within a quick sprint.</text:p>
        <text:p text:style-name="P13"><text:span text:style-name="T2">Medium</text:span></text:p>
        <text:p text:style-name="P13">Far enough that conversations would have to be shouted, and an archer would have to take preparations for a proper attack.</text:p>
        <text:p text:style-name="P13"><text:span text:style-name="T2">Long</text:span></text:p>
        <text:p text:style-name="P13">Across an entire field, far enough away that visual, rather than verbal, signals would have to be used.</text:p>
        <text:p text:style-name="P13"><text:span text:style-name="T2">Far</text:span></text:p>
        <text:p text:style-name="P13">Term for “outside of the battlefield”. Characters cannot get <text:span text:style-name="T5">to </text:span>the Far Range band through Move actions, but any late-comers to the battle will show up at this Range Band.</text:p>
        <table:table table:name="Table2" table:style-name="Table2">
          <table:table-column table:style-name="Table2.A"/>
          <table:table-row table:style-name="Table2.1">
            <table:table-cell table:style-name="Table2.A1" office:value-type="string">
              <text:p text:style-name="P12">Alternate Rules: <text:line-break/>Battlemaps and Absolute Positioning</text:p>
              <text:p text:style-name="P7">While relative Range Bands are the recommended method of playing Exalted, some players prefer to play with absolute positioning and battlemaps. If that is your preference, make the following changes:</text:p>
              <text:p text:style-name="P7"/>
              <text:list xml:id="list4043502080" text:style-name="WWNum3">
                <text:list-item>
                  <text:p text:style-name="P8">Distance will be measured in meters. Typically, hexagonal space (hex) will represent 5 meters.</text:p>
                </text:list-item>
                <text:list-item>
                  <text:p text:style-name="P8">Characters have a <text:span text:style-name="T2">Speed </text:span>Static value, which is 3 + (Dex + Athletics )/2.<text:line-break/>The distance travelled is Speed x5 meters--or (Speed) Hexes at a time.</text:p>
                </text:list-item>
                <text:list-item>
                  <text:p text:style-name="P8">Whenever the Move Action is taken, the character moves (Speed) hex.</text:p>
                  <text:list>
                    <text:list-item>
                      <text:p text:style-name="P8">A Dash moves (Speed)x2.</text:p>
                    </text:list-item>
                  </text:list>
                </text:list-item>
                <text:list-item>
                  <text:p text:style-name="P8">A character may move 5 meters (1 hex) on their action without taking a Move Action.</text:p>
                </text:list-item>
                <text:list-item>
                  <text:p text:style-name="P8">All references to (Range Band) as a distance is 25 meters (5 hexes).</text:p>
                </text:list-item>
              </text:list>
              <text:p text:style-name="P7"/>
              <text:p text:style-name="P7">The definition for range bands are altered:</text:p>
              <text:list xml:id="list1679943883" text:style-name="WWNum1">
                <text:list-item>
                  <text:p text:style-name="P9">0-5 meters (0-1 hex): <text:span text:style-name="T2">Close</text:span></text:p>
                </text:list-item>
                <text:list-item>
                  <text:p text:style-name="P9">6-20 meters (2-5 hex): <text:span text:style-name="T2">Short</text:span></text:p>
                </text:list-item>
                <text:list-item>
                  <text:p text:style-name="P9">21-70 meters (6-15 hex): <text:span text:style-name="T2">Medium</text:span> </text:p>
                </text:list-item>
                <text:list-item>
                  <text:p text:style-name="P9">71-145 meters (16-30 hex): <text:span text:style-name="T2">Long</text:span></text:p>
                </text:list-item>
                <text:list-item>
                  <text:p text:style-name="P9">146+ meters (31 hex): <text:span text:style-name="T2">Far</text:span></text:p>
                </text:list-item>
              </text:list>
              <text:p text:style-name="P7"/>
            </table:table-cell>
          </table:table-row>
        </table:table>
        <text:h text:style-name="Heading_20_4" text:outline-level="4">Close Attacks</text:h>
        <text:p text:style-name="Exalted"><text:span text:style-name="T2">Close Attacks</text:span>, such as those made with <text:span text:style-name="T2">Melee </text:span>and <text:span text:style-name="T2">Brawl</text:span>, may be made at Close Range with no defense applied, and at Close Range with Partial Defense. Any further ranges enjoy a Full Defense.</text:p>
        <text:list xml:id="list231909077623232" text:continue-list="list1165327363" text:style-name="WWNum2">
          <text:list-item>
            <text:p text:style-name="P10"><text:span text:style-name="T2">Close</text:span>: None (0)</text:p>
          </text:list-item>
          <text:list-item>
            <text:p text:style-name="P10"><text:span text:style-name="T2">Short</text:span>: Partial (-3)</text:p>
          </text:list-item>
          <text:list-item>
            <text:p text:style-name="P10"><text:soft-page-break/><text:span text:style-name="T2">Medium+</text:span>: Full (N/A)</text:p>
          </text:list-item>
        </text:list>
        <text:p text:style-name="Exalted">Attacking a Short range (or further, with the right Powers) does not change the relative range band. It is assumed that the character rushes in, attacks, and then cannot hold the position for more than an instant.</text:p>
        <text:h text:style-name="Heading_20_4" text:outline-level="4">Ranged Attacks</text:h>
        <text:p text:style-name="Exalted"><text:span text:style-name="T2">Ranged Attacks, </text:span>such as those made with <text:span text:style-name="T2">Archery </text:span>and <text:span text:style-name="T2">Thrown </text:span>are made at Short Range with no defense. At Medium they suffer a Partial Defense, whereas Long+ cannot be attacked at all.</text:p>
        <text:p text:style-name="Exalted"><text:span text:style-name="T2">Ranged</text:span> attacks may take an <text:span text:style-name="T2">Aim</text:span> action to eliminate Range Partial Defense of Medium+ attacks.</text:p>
        <text:p text:style-name="Exalted">At <text:span text:style-name="T2">Close</text:span> range, ranged attacks are hampered by the control the opponent has claimed over the area, and so also suffer a Partial Defense. However, this defense <text:span text:style-name="T5">cannot </text:span>be countered with an <text:span text:style-name="T2">Aim</text:span> action.</text:p>
        <text:list xml:id="list231908928824703" text:continue-numbering="true" text:style-name="WWNum2">
          <text:list-item>
            <text:p text:style-name="P6"><text:span text:style-name="T2">Close</text:span>: Partial (-3)<text:line-break/>Cannot use Aim action to counter.</text:p>
          </text:list-item>
          <text:list-item>
            <text:p text:style-name="P6"><text:span text:style-name="T2">Short</text:span>: None (0)</text:p>
          </text:list-item>
          <text:list-item>
            <text:p text:style-name="P6"><text:span text:style-name="T2">Medium:</text:span> Partial (-3)</text:p>
          </text:list-item>
          <text:list-item>
            <text:p text:style-name="P1"><text:span text:style-name="T2">Long+: </text:span>Full (N/A)</text:p>
          </text:list-item>
        </text:list>
        <text:h text:style-name="Heading_20_2" text:outline-level="2">Attacks and Damage</text:h>
        <text:p text:style-name="Exalted">A standard attack is equal to the number of Successes from <text:span text:style-name="T2">Attack Roll</text:span>, plus the character’s <text:span text:style-name="T2">Base Damage</text:span>. The total damage dealt is the difference between that number and the target’s <text:span text:style-name="T2">DV</text:span>, and is subtracted from the target’s Endurance. </text:p>
        <text:p text:style-name="P2"><text:span text:style-name="T2">Attack Power = [Attack Roll] + Base Damage</text:span></text:p>
        <text:p text:style-name="P3">All Powers and modifiers applied to an attack must be declared in use <text:span text:style-name="T5">before</text:span> the attack roll is made, unless specifically detailed otherwise.</text:p>
        <text:p text:style-name="P3">The Attack Power must then be finalized. Only then will the Defense Powers be declared and activated. No additional attack modifiers may be made at this point.</text:p>
        <text:p text:style-name="P2"><text:span text:style-name="T2">Damage = Attack Power - DV</text:span></text:p>
        <text:h text:style-name="P16" text:outline-level="4">Miss</text:h>
        <text:p text:style-name="Exalted">A <text:span text:style-name="T2">Miss </text:span>will occur when either the Attack Roll as 0 Successes, or if the total calculated damage is 0 or less after DV. A Miss does no damage to the target.</text:p>
        <text:h text:style-name="Heading_20_3" text:outline-level="3">Attack Roll</text:h>
        <text:p text:style-name="Exalted">The standard attack’s Dice Pool depends greatly on the weapon that is used during the attack. <text:s/>The Ability depends on how they are using a weapon--a sword will typically be used with the Melee ability, but may be used with the Thrown if it is used as a javelin.</text:p>
        <text:p text:style-name="Exalted">The Martial Art Style that a character will use will restrict what types and weights of a weapon may be used.</text:p>
        <text:p text:style-name="P2"><text:span text:style-name="T2">Attack Roll</text:span> = (Attribute + Ability) + Accuracy</text:p>
        <text:h text:style-name="P16" text:outline-level="4">Attack Attribute</text:h>
        <text:p text:style-name="Exalted"><text:span text:style-name="T2">Light </text:span>weapons depend on the nimble motions and precise placements of attacks for the most effect in their attack, and so rely on <text:span text:style-name="T2">Dexterity</text:span> as their Attribute to calculate an attack. </text:p>
        <text:p text:style-name="Exalted"><text:span text:style-name="T2">Heavy </text:span>Weapons depend mostly on pure force, forgoing any sense of precision. They thus use <text:span text:style-name="T2">Strength</text:span> as their Attribute.</text:p>
        <text:p text:style-name="Exalted"><text:span text:style-name="T2">Medium </text:span>and <text:span text:style-name="T2">Unarmed </text:span>Weapons can be used with finesse or force, and so use the greater of Dexterity or Strength.</text:p>
        <text:h text:style-name="Heading_20_3" text:outline-level="3"><text:soft-page-break/>Base Damage</text:h>
        <text:p text:style-name="Exalted">Base Damage is how much damage an attack will do, regardless of chance.</text:p>
        <text:h text:style-name="Heading_20_2" text:outline-level="2">Flow</text:h>
        <text:p text:style-name="Exalted">A Combat Scene starts with a <text:span text:style-name="T2">Join Battle</text:span> Roll, which is 1d10 + <text:span text:style-name="T2">Initiative</text:span>. The order is from highest to lowest.</text:p>
        <text:p text:style-name="Exalted">All characters start with <text:span text:style-name="T2">5 Impulse</text:span></text:p>
        <text:p text:style-name="Exalted">During their turn, a character may take One (1) <text:span text:style-name="T2">Primary Action</text:span>, and One (1) <text:span text:style-name="T2">Secondary Action</text:span>.</text:p>
        <text:p text:style-name="Exalted">After all characters have taken their action, the order starts from the top and a new <text:span text:style-name="T2">Round</text:span> starts.</text:p>
        <text:p text:style-name="Exalted">Combat ends when it has become clear which side is the victor, in which all but one side of the conflict has lost all of their endurance. Play will then enter into the next scene, which is often a recuperation and consequences scene from combat.</text:p>
        <table:table table:name="Table3" table:style-name="Table3">
          <table:table-column table:style-name="Table3.A"/>
          <table:table-row table:style-name="Table3.1">
            <table:table-cell table:style-name="Table3.A1" office:value-type="string">
              <text:p text:style-name="P11"><text:span text:style-name="T4">Calling a Fight<text:line-break/></text:span>There will come times when the results have become clear, even if one side or the other has not exhausted their Endurance. <text:s/>This could be simply characters “mopping up” characters that cannot harm them, a protracted fight, or even a stalemate. There is no need to continue a Combat Scene in these cases.</text:p>
              <text:p text:style-name="P11">Once the result is known, simply exit out into narrative space to describe how the combat finishes.</text:p>
            </table:table-cell>
          </table:table-row>
        </table:table>
        <text:h text:style-name="Heading_20_2" text:outline-level="2">Primary Actions</text:h>
        <text:h text:style-name="Heading_20_3" text:outline-level="3">Standard Attack</text:h>
        <text:p text:style-name="Exalted"><text:span text:style-name="T2">Impulse Cost</text:span>: 0 + (X)</text:p>
        <text:p text:style-name="Exalted">Attack a single valid target.</text:p>
        <text:p text:style-name="Exalted">The character may choose to <text:span text:style-name="T5">Push the Attack</text:span>, increasing their Base Damage by 1 for every 2 Impulse spent. This may be declared <text:span text:style-name="T5">after</text:span> the attack roll is made, but <text:span text:style-name="T5">before </text:span>the attack is finalized.</text:p>
        <text:h text:style-name="Heading_20_3" text:outline-level="3">Flurry Attack</text:h>
        <text:p text:style-name="Exalted"><text:span text:style-name="T2">Impulse Cost</text:span>: 1 per target</text:p>
        <text:p text:style-name="Exalted">Make a Flurry Attack against multiple, but different, <text:s/>valid targets, spending 1 Impulse per target selected.</text:p>
        <text:p text:style-name="Exalted">A Flurry attack does <text:span text:style-name="T5">not</text:span> use Base Damage: only the rolled dice is the Attack Power.</text:p>
        <text:p text:style-name="P2"><text:span text:style-name="T2">Attack Power = [Attack Roll]</text:span></text:p>
        <text:p text:style-name="Exalted">The attack roll is made once, and then applied to each target’s DV individually.</text:p>
        <text:h text:style-name="Heading_20_3" text:outline-level="3">Claim Advantage</text:h>
        <text:p text:style-name="Exalted"><text:span text:style-name="T2">Impulse Cost: </text:span>--</text:p>
        <text:p text:style-name="Exalted">Take an Action Roll action on the battlefield to gain advantage. This can be a feinting attack, studying the battlefield, or distracting enemies with a song.</text:p>
        <text:p text:style-name="Exalted">The number of successes on the action results in the number of Impulse gained.</text:p>
        <text:h text:style-name="Heading_20_3" text:outline-level="3">Distract/Stun/Disadvantage</text:h>
        <text:p text:style-name="Exalted"><text:span text:style-name="T2">Impulse Cost: </text:span>2</text:p>
        <text:p text:style-name="Exalted"><text:soft-page-break/>Take an [Att + Abi] Roll against the target’s Resolve in an attempt to distract, stun, or otherwise Disadvantage the target. The target then loses (Threshold Successes) of Impulse.</text:p>
        <text:p text:style-name="Exalted">The Action Roll may be things such as:</text:p>
        <text:list xml:id="list231908642130385" text:continue-numbering="true" text:style-name="WWNum2">
          <text:list-item>
            <text:p text:style-name="P6">Intimidation (Strength + Physique)</text:p>
          </text:list-item>
          <text:list-item>
            <text:p text:style-name="P6">Tactical Routing (Intelligence + Leadership)</text:p>
          </text:list-item>
          <text:list-item>
            <text:p text:style-name="P1">Distracting Song (Charisma + Performance)</text:p>
          </text:list-item>
        </text:list>
        <text:h text:style-name="Heading_20_3" text:outline-level="3">Grapple</text:h>
        <text:p text:style-name="Exalted"><text:span text:style-name="T2">Impulse Cost:</text:span> 2</text:p>
        <text:p text:style-name="Exalted">Make an (Dex + Brawl) against a target’s <text:span text:style-name="T2">Evasion </text:span>in Close Range. For 1 Action, and an additional action per ½ Threshold Success, the target becomes grappled.</text:p>
        <text:p text:style-name="Exalted">While grappled, the target cannot take a voluntary <text:span text:style-name="T2">Move</text:span> Action. <text:s/>As well <text:span text:style-name="T5">neither characters</text:span> may perform Flurries or use any weapon that requires both hands.</text:p>
        <text:p text:style-name="Exalted">When the controlling character takes a <text:span text:style-name="T2">Move</text:span> action, they must make a contested (Str + Physique) roll against the clinched target. On a success, both characters move a range band.</text:p>
        <text:h text:style-name="Heading_20_4" text:outline-level="4">Size and Grappling</text:h>
        <text:p text:style-name="Exalted">This action gains +2 Automatic Success for each size category larger than the target the attacker is, or -2 Automatic Failure for each size smaller. <text:s/>I.e. A Medium character grappling a small character would gain +2, while a small character grappling a Large would suffer -4.</text:p>
        <text:p text:style-name="Exalted">Characters grappling targets at least 2 sizes larger than them cannot <text:span text:style-name="T2">Move</text:span> the target, and are often characterized as only restraining a certain limb.</text:p>
        <text:h text:style-name="Heading_20_2" text:outline-level="2">Secondary Actions</text:h>
        <text:h text:style-name="Heading_20_3" text:outline-level="3">Recover</text:h>
        <text:p text:style-name="Exalted"><text:span text:style-name="T2">Impulse Cost</text:span>: --</text:p>
        <text:p text:style-name="Exalted">Gain either 2 + (Essence) Impulse, (2 + (Essence))x2 Peripheral Motes, or a split combination of the two.</text:p>
        <text:h text:style-name="Heading_20_3" text:outline-level="3">Move</text:h>
        <text:p text:style-name="Exalted"><text:span text:style-name="T2">Impulse Cost:</text:span> 0 (+1, -1DV)</text:p>
        <text:p text:style-name="Exalted">Change relative position to a target character by one Range Band, either closer or further, terrain permitting.</text:p>
        <text:p text:style-name="Exalted">At the cost of +1 Impulse, and -1 DV until the next character’s action, the character can <text:span text:style-name="T5">Rush</text:span> to move two Range Bands. This cannot be done two rounds in a row.</text:p>
        <text:h text:style-name="Heading_20_3" text:outline-level="3">Aim</text:h>
        <text:p text:style-name="Exalted"><text:span text:style-name="T2">Impulse Cost:</text:span> 1</text:p>
        <text:p text:style-name="Exalted">Counter the Range Partial Defense of an attack made at Medium + range.</text:p>
        <text:h text:style-name="Heading_20_3" text:outline-level="3">Change Initiative</text:h>
        <text:p text:style-name="Exalted"><text:span text:style-name="T2">Impulse Cost:</text:span> 1 per +1 Initiative, (0 for dropping)</text:p>
        <text:p text:style-name="Exalted"><text:soft-page-break/>Move up 1 Initiative for every 1 Impulse spent, which takes effect at the start of the round.</text:p>
        <text:p text:style-name="Exalted">Alternatively, the character may drop down any number of Initiative at no cost, applied immediately.</text:p>
        <text:h text:style-name="Heading_20_3" text:outline-level="3">Dive for Cover</text:h>
        <text:p text:style-name="Exalted"><text:span text:style-name="T2">Impulse Cost: </text:span>2</text:p>
        <text:p text:style-name="Exalted">Take Cover, gaining either Partial or Full Defense depending on the terrain.</text:p>
        <text:h text:style-name="Heading_20_3" text:outline-level="3">Defend Other</text:h>
        <text:p text:style-name="Exalted"><text:span text:style-name="T2">Impulse Cost: </text:span>1 per target.</text:p>
        <text:p text:style-name="Exalted">Until your next action, you protect the target(s), using your Soak value (if it is higher).</text:p>
        <text:p text:style-name="Exalted">The target(s) must be within Short Range of your character to take this advantage.</text:p>
        <text:h text:style-name="Heading_20_2" text:outline-level="2">Environmental Effects</text:h>
        <text:p text:style-name="Exalted">[[<text:span text:style-name="T2">Todo: I need to flesh out the following:]]</text:span></text:p>
        <text:list xml:id="list231909096823845" text:continue-numbering="true" text:style-name="WWNum2">
          <text:list-item>
            <text:p text:style-name="P6">Fire</text:p>
          </text:list-item>
          <text:list-item>
            <text:p text:style-name="P6">Unsteady terrain</text:p>
          </text:list-item>
          <text:list-item>
            <text:p text:style-name="P6">Winds and other projectile suppressing tactics.</text:p>
            <text:list>
              <text:list-item>
                <text:p text:style-name="P1">Counted as some sort of Situational Defense.</text:p>
              </text:list-item>
            </text:list>
          </text:list-item>
        </text:list>
        <text:h text:style-name="Heading_20_2" text:outline-level="2">Ambush Round</text:h>
        <text:p text:style-name="Exalted">If one side of a combat is prepared, and catches the other off guard, this starts combat with an <text:span text:style-name="T2">Ambush Round</text:span>. Player Character should always get a chance to counter this ambush with a (Cunning + Awareness) Roll.</text:p>
        <text:p text:style-name="Exalted">The Ambushed characters:</text:p>
        <text:list xml:id="list231907991224079" text:continue-numbering="true" text:style-name="WWNum2">
          <text:list-item>
            <text:p text:style-name="P6">Do not act until after the non-ambushed characters.</text:p>
          </text:list-item>
          <text:list-item>
            <text:p text:style-name="P6">Suffer -2 DV until their action.</text:p>
          </text:list-item>
          <text:list-item>
            <text:p text:style-name="P1">May only take a Primary <text:span text:style-name="T5">or</text:span> Secondary Action on their round--as they are readying their weapons.</text:p>
          </text:list-item>
        </text:list>
        <text:p text:style-name="P14">Ambushes are premeditated affairs--requiring setup, planning, and coordination between the party. Players cannot suddenly go into combat if things are not going their way and declare it an Ambush.</text:p>
      </text:section>
      <text:section text:style-name="Sect2" text:name="Section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Missive1" style:font-family-complex="Missive"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 21" style:font-family-complex="'Wingdings 2'"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 21" style:font-family-complex="'Wingdings 2'"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0.75in" fo:text-indent="-0.25in" fo:margin-left="0.75in"/>
        </style:list-level-properties>
        <style:text-properties style:font-name="Missive"/>
      </text:list-level-style-bullet>
      <text:list-level-style-bullet text:level="3" text:style-name="ListLabel_20_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0"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4"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1:43:15</dc:date>
    <meta:editing-cycles>3</meta:editing-cycles>
    <dc:title>Combat</dc:title>
    <meta:editing-duration>PT3M</meta:editing-duration>
    <meta:generator>LibreOffice/7.0.2.2$Windows_X86_64 LibreOffice_project/8349ace3c3162073abd90d81fd06dcfb6b36b994</meta:generator>
    <meta:document-statistic meta:table-count="3" meta:image-count="0" meta:object-count="0" meta:page-count="7" meta:paragraph-count="195" meta:word-count="2737" meta:character-count="16075" meta:non-whitespace-character-count="13558"/>
  </office:meta>
</office:document-meta>
</file>